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style:font-name="Open Sans" fo:font-size="10pt" officeooo:rsid="002a3d2d" officeooo:paragraph-rsid="002a3d2d" style:font-size-asian="10.5pt"/>
    </style:style>
    <style:style style:name="P8" style:family="paragraph" style:parent-style-name="Table_20_Contents">
      <style:text-properties officeooo:paragraph-rsid="002a3d2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rsid="002e347a" officeooo:paragraph-rsid="002e347a"/>
    </style:style>
    <style:style style:name="P11" style:family="paragraph" style:parent-style-name="Addressee">
      <style:text-properties style:font-name="DejaVu Sans Condensed" fo:font-size="10pt" fo:font-weight="bold" officeooo:rsid="002e347a" officeooo:paragraph-rsid="002e347a" style:font-size-asian="10.5pt" style:font-weight-asian="bold" style:font-weight-complex="bold"/>
    </style:style>
    <style:style style:name="P12" style:family="paragraph" style:parent-style-name="Addressee">
      <style:text-properties style:font-name="DejaVu Sans Condensed" fo:font-size="10pt" officeooo:rsid="002e347a" officeooo:paragraph-rsid="002e347a" style:font-size-asian="10.5pt"/>
    </style:style>
    <style:style style:name="P13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4" style:family="paragraph" style:parent-style-name="Standard">
      <style:text-properties fo:font-size="2pt" officeooo:paragraph-rsid="00243bb5" style:font-size-asian="1.75pt" style:font-size-complex="2pt"/>
    </style:style>
    <style:style style:name="P15" style:family="paragraph" style:parent-style-name="Standard">
      <style:text-properties style:use-window-font-color="true" fo:font-size="11pt" style:font-size-asian="11pt" style:font-size-complex="11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text-properties fo:color="#ff3333" fo:font-size="10pt" officeooo:rsid="003dcc4a" officeooo:paragraph-rsid="0029298c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86c20" officeooo:paragraph-rsid="002e347a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21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officeooo:paragraph-rsid="002e347a" style:font-weight-asian="bold" style:font-weight-complex="bold"/>
    </style:style>
    <style:style style:name="P22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3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4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5" style:family="paragraph" style:parent-style-name="Addressee">
      <style:paragraph-properties fo:text-align="center" style:justify-single-word="false"/>
    </style:style>
    <style:style style:name="P26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31a9cb"/>
    </style:style>
    <style:style style:name="P27" style:family="paragraph" style:parent-style-name="Standard" style:list-style-name="L1"/>
    <style:style style:name="P28" style:family="paragraph" style:parent-style-name="Standard" style:list-style-name="L2">
      <style:text-properties officeooo:rsid="002a3d2d" officeooo:paragraph-rsid="002a3d2d"/>
    </style:style>
    <style:style style:name="P29" style:family="paragraph" style:parent-style-name="Standard">
      <style:paragraph-properties fo:text-align="center" style:justify-single-word="false"/>
      <style:text-properties officeooo:rsid="002a3d2d" officeooo:paragraph-rsid="002a3d2d"/>
    </style:style>
    <style:style style:name="P30" style:family="paragraph" style:parent-style-name="Standard" style:list-style-name="L4">
      <style:paragraph-properties fo:text-align="center" style:justify-single-word="false"/>
      <style:text-properties officeooo:rsid="002a3d2d" officeooo:paragraph-rsid="002a3d2d"/>
    </style:style>
    <style:style style:name="P31" style:family="paragraph" style:parent-style-name="Standard" style:list-style-name="L3">
      <style:text-properties style:font-name="Open Sans" fo:font-size="10pt" officeooo:rsid="002a3d2d" officeooo:paragraph-rsid="002a3d2d" style:font-size-asian="10.5pt"/>
    </style:style>
    <style:style style:name="T1" style:family="text">
      <style:text-properties officeooo:rsid="001b7e3f"/>
    </style:style>
    <style:style style:name="T2" style:family="text">
      <style:text-properties fo:font-size="6pt" fo:font-style="italic" style:font-size-asian="6pt" style:font-style-asian="italic" style:font-size-complex="6pt" style:font-style-complex="italic"/>
    </style:style>
    <style:style style:name="T3" style:family="text">
      <style:text-properties officeooo:rsid="002d268a"/>
    </style:style>
    <style:style style:name="T4" style:family="text">
      <style:text-properties officeooo:rsid="002e347a"/>
    </style:style>
    <style:style style:name="T5" style:family="text">
      <style:text-properties style:font-name="Open Sans" fo:font-size="10pt" officeooo:rsid="002e347a" style:font-size-asian="10.5pt"/>
    </style:style>
    <style:style style:name="T6" style:family="text">
      <style:text-properties style:font-name="DejaVu Sans Condensed" fo:font-size="10pt" officeooo:rsid="002e347a" style:font-size-asian="10.5pt"/>
    </style:style>
    <style:style style:name="T7" style:family="text">
      <style:text-properties style:font-name="DejaVu Sans Condensed" fo:font-size="10pt" fo:font-weight="bold" officeooo:rsid="002e347a" style:font-size-asian="10.5pt" style:font-weight-asian="bold" style:font-weight-complex="bold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Procés verbal de livraison</text:title></text:p>
      <text:p text:style-name="P16">Fait à <text:span text:style-name="T5">Toulouse</text:span>, le <text:span text:style-name="T5">24 décembre 2020</text:span></text:p>
      <text:p text:style-name="P17"/>
      <text:p text:style-name="Standard"/>
      <text:p text:style-name="P21">Objet : <text:span text:style-name="T6">PIZZERIA OC PIZZA</text:span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3108065" text:style-name="L1">
              <text:list-item>
                <text:p text:style-name="P27">application web</text:p>
              </text:list-item>
            </text:list>
          </table:table-cell>
          <table:table-cell table:style-name="Tableau1.A2" office:value-type="string">
            <text:p text:style-name="Table_20_Contents">https://github.com/crispinpigla/substitutor_foods_website.git</text:p>
          </table:table-cell>
          <table:table-cell table:style-name="Tableau1.A2" office:value-type="string">
            <text:p text:style-name="P4"/>
            <text:p text:style-name="P10">1.0</text:p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1172230362" text:style-name="L2">
              <text:list-item>
                <text:p text:style-name="P28">(Voir dossier d’exploitation page <text:span text:style-name="T3">8</text:span>)</text:p>
              </text:list-item>
            </text:list>
          </table:table-cell>
          <table:table-cell table:style-name="Tableau1.A2" office:value-type="string">
            <text:p text:style-name="P9">-</text:p>
          </table:table-cell>
          <table:table-cell table:style-name="Tableau1.A2" office:value-type="string">
            <text:p text:style-name="P10">1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537769664" text:style-name="L3">
              <text:list-item>
                <text:p text:style-name="P31">Dossier d’exploitation</text:p>
              </text:list-item>
              <text:list-item>
                <text:p text:style-name="P31">Dossier de conception fonctionnelle</text:p>
              </text:list-item>
              <text:list-item>
                <text:p text:style-name="P31">Dossier de conception technique</text:p>
              </text:list-item>
            </text:list>
          </table:table-cell>
          <table:table-cell table:style-name="Tableau1.A2" office:value-type="string">
            <text:p text:style-name="P8">https://github.com/crispinpigla/doc_substitutor_foods_website.git</text:p>
          </table:table-cell>
          <table:table-cell table:style-name="Tableau1.A2" office:value-type="string">
            <text:p text:style-name="P10">1.0</text:p>
          </table:table-cell>
        </table:table-row>
      </table:table>
      <text:p text:style-name="P1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p text:style-name="P29">-</text:p>
          </table:table-cell>
        </table:table-row>
      </table:table>
      <text:p text:style-name="P15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1737729631" text:style-name="L4">
              <text:list-header>
                <text:p text:style-name="P30">-</text:p>
              </text:list-header>
            </text:list>
          </table:table-cell>
        </table:table-row>
      </table:table>
      <text:p text:style-name="P15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P7">Suivez le dossier d’exploitation (page <text:span text:style-name="T4">13</text:span>)</text:p>
          </table:table-cell>
        </table:table-row>
      </table:table>
      <text:p text:style-name="Standard"/>
      <text:p text:style-name="Standard"/>
      <text:p text:style-name="P5">Date de la livraison : <text:span text:style-name="T4">31/12/2021</text:span></text:p>
      <text:p text:style-name="Table_20_Contents"/>
      <text:p text:style-name="P24">Date de la réception : ________________________</text:p>
      <text:p text:style-name="P5"/>
      <text:p text:style-name="P20">La réception est prononcée :</text:p>
      <text:p text:style-name="P23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6">Fait à <text:tab/><text:tab/><text:tab/>Pour <text:span text:style-name="T7">OC PIZZA</text:span></text:p>
      <text:p text:style-name="P22">Le 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7.299cm" style:rel-column-width="4138*"/>
    </style:style>
    <style:style style:name="Tableau6.B" style:family="table-column">
      <style:table-column-properties style:column-width="10.703cm" style:rel-column-width="6068*"/>
    </style:style>
    <style:style style:name="Tableau6.1" style:family="table-row">
      <style:table-row-properties style:min-row-height="0.321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style:font-name="DejaVu Sans Condensed" fo:font-size="10pt" fo:font-weight="bold" officeooo:rsid="002e347a" officeooo:paragraph-rsid="002e347a" style:font-size-asian="10.5pt" style:font-weight-asian="bold" style:font-weight-complex="bold"/>
    </style:style>
    <style:style style:name="MP4" style:family="paragraph" style:parent-style-name="Addressee">
      <style:text-properties style:font-name="DejaVu Sans Condensed" fo:font-size="10pt" officeooo:rsid="002e347a" officeooo:paragraph-rsid="002e347a" style:font-size-asian="10.5pt"/>
    </style:style>
    <style:style style:name="MP5" style:family="paragraph" style:parent-style-name="Addressee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86c20" officeooo:paragraph-rsid="002e347a" style:font-size-asian="10pt" style:font-style-asian="normal" style:font-weight-asian="bold" style:font-size-complex="10pt" style:font-style-complex="normal" style:font-weight-complex="bold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9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officeooo:rsid="001b7e3f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OC PIZZA</text:p>
              <text:p text:style-name="MP4">00 Avenuue de l’avenue</text:p>
            </table:table-cell>
            <table:table-cell table:style-name="Tableau3.A2" office:value-type="string">
              <text:p text:style-name="MP3">PIZZERIA OC PIZZA</text:p>
              <text:p text:style-name="MP5">Ref. Interne : -</text:p>
              <text:p text:style-name="MP5">Ref. Client : -</text:p>
            </table:table-cell>
          </table:table-row>
        </table:table>
        <text:p text:style-name="Standard"/>
      </style:header>
      <style:footer>
        <text:p text:style-name="MP6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7">IT Consulting &amp; Development</text:p>
            </table:table-cell>
            <table:table-cell table:style-name="Tableau6.A1" office:value-type="string">
              <text:p text:style-name="MP8">S.A.R.L. au capital de 1 000,00 € enregistrée au RCS de <text:span text:style-name="MT1">Xxxx – </text:span>SIREN <text:span text:style-name="MT1">999</text:span> <text:span text:style-name="MT1">999</text:span> <text:span text:style-name="MT1">999 – </text:span>Code APE : 6202A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4-01T09:11:42</meta:creation-date>
    <meta:editing-duration>P2DT21H58M53S</meta:editing-duration>
    <meta:editing-cycles>59</meta:editing-cycles>
    <meta:generator>LibreOffice/6.4.6.2$Linux_X86_64 LibreOffice_project/40$Build-2</meta:generator>
    <meta:initial-creator>Loïc GUIBERT</meta:initial-creator>
    <dc:date>2020-12-26T18:52:14.318751506</dc:date>
    <dc:subject>Livraison finale</dc:subject>
    <dc:title>Procés verbal de livraison</dc:title>
    <meta:document-statistic meta:table-count="6" meta:image-count="0" meta:object-count="0" meta:page-count="2" meta:paragraph-count="43" meta:word-count="172" meta:character-count="1065" meta:non-whitespace-character-count="930"/>
    <meta:user-defined meta:name="Client">{{Client}}</meta:user-defined>
    <meta:user-defined meta:name="Date Livraison" meta:value-type="date">2016-12-31</meta:user-defined>
    <meta:user-defined meta:name="PV - Lieu">{{PV_Lieu}}</meta:user-defined>
    <meta:user-defined meta:name="Projet - Libellé">{{Projet}}</meta:user-defined>
    <meta:user-defined meta:name="Projet - Ref Ext." meta:value-type="string">{{RefExterne}}</meta:user-defined>
    <meta:user-defined meta:name="Projet - Ref Int." meta:value-type="string">{{RefInterne}}</meta:user-defined>
    <meta:template xlink:type="simple" xlink:actuate="onRequest" xlink:title="openrun-pv-livraison" xlink:href="../../../../../../../gestion/modeles/openrun-pv-livraison.ott" meta:date="2014-04-01T09:11:41"/>
  </office:meta>
</office:document-meta>
</file>